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0992in"/>
    </style:style>
    <style:style style:name="co4" style:family="table-column">
      <style:table-column-properties fo:break-before="auto" style:column-width="0.3154in"/>
    </style:style>
    <style:style style:name="co5" style:family="table-column">
      <style:table-column-properties fo:break-before="auto" style:column-width="1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/>
          <table:table-cell table:style-name="ce1" office:value-type="string" calcext:value-type="string">
            <text:p>West X Population</text:p>
          </table:table-cell>
          <table:table-cell table:style-name="ce1"/>
          <table:table-cell/>
          <table:table-cell table:style-name="ce1" office:value-type="string" calcext:value-type="string">
            <text:p>West Y Population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-783" calcext:value-type="float">
            <text:p>-783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00" calcext:value-type="float">
            <text:p>50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B2:.B5002])" office:value-type="float" office:value="-25.0503899220156" calcext:value-type="float">
            <text:p>-25.050389922</text:p>
          </table:table-cell>
          <table:table-cell/>
          <table:table-cell table:style-name="ce1" office:value-type="string" calcext:value-type="string">
            <text:p>mu=</text:p>
          </table:table-cell>
          <table:table-cell table:style-name="ce1" table:formula="of:=AVERAGE([.C2:.C5002])" office:value-type="float" office:value="-776.697660467906" calcext:value-type="float">
            <text:p>-776.69766046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B2:.B5002])" office:value-type="float" office:value="18.7346486582464" calcext:value-type="float">
            <text:p>18.7346486582</text:p>
          </table:table-cell>
          <table:table-cell/>
          <table:table-cell table:style-name="ce1" office:value-type="string" calcext:value-type="string">
            <text:p>std. Dev=</text:p>
          </table:table-cell>
          <table:table-cell table:style-name="ce1" table:formula="of:=STDEV([.C2:.C5002])" office:value-type="float" office:value="10.3616684238348" calcext:value-type="float">
            <text:p>10.36166842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1" office:value-type="string" calcext:value-type="string">
            <text:p>Sample Population</text:p>
          </table:table-cell>
          <table:table-cell table:style-name="ce1"/>
          <table:table-cell/>
          <table:table-cell table:style-name="ce1" office:value-type="string" calcext:value-type="string">
            <text:p>Sample Population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  <table:table-cell/>
          <table:table-cell table:style-name="ce1" office:value-type="string" calcext:value-type="string">
            <text:p>n=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B2:.B1002])" office:value-type="float" office:value="-17.6933066933067" calcext:value-type="float">
            <text:p>-17.6933066933</text:p>
          </table:table-cell>
          <table:table-cell/>
          <table:table-cell table:style-name="ce1" office:value-type="string" calcext:value-type="string">
            <text:p>sample mean, xbar=</text:p>
          </table:table-cell>
          <table:table-cell table:style-name="ce1" table:formula="of:=AVERAGE([.C2:.C1002])" office:value-type="float" office:value="-777.889110889111" calcext:value-type="float">
            <text:p>-777.8891108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B2:.B1002])" office:value-type="float" office:value="17.9414839173031" calcext:value-type="float">
            <text:p>17.9414839173</text:p>
          </table:table-cell>
          <table:table-cell/>
          <table:table-cell table:style-name="ce1" office:value-type="string" calcext:value-type="string">
            <text:p>sample std. Dev.</text:p>
          </table:table-cell>
          <table:table-cell table:style-name="ce1" table:formula="of:=STDEV([.C2:.C1002])" office:value-type="float" office:value="11.9774242351472" calcext:value-type="float">
            <text:p>11.97742423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F10] - [.F5])/([.F6]/SQRT([.F9]))" office:value-type="float" office:value="12.4182419230505" calcext:value-type="float">
            <text:p>12.4182419231</text:p>
          </table:table-cell>
          <table:table-cell/>
          <table:table-cell table:style-name="ce1" office:value-type="string" calcext:value-type="string">
            <text:p>z= (xbar – mu)/(sigma/sqrt(n))</text:p>
          </table:table-cell>
          <table:table-cell table:style-name="ce1" table:formula="of:=([.I10] - [.I5])/([.I6]/SQRT([.I9]))" office:value-type="float" office:value="-3.63618762544666" calcext:value-type="float">
            <text:p>-3.6361876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793" calcext:value-type="float">
            <text:p>-793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793" calcext:value-type="float">
            <text:p>-793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string" calcext:value-type="string">
            <text:p>a=</text:p>
          </table:table-cell>
          <table:table-cell table:style-name="ce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F16]/2)" office:value-type="float" office:value="2.5758293035489" calcext:value-type="float">
            <text:p>2.5758293035</text:p>
          </table:table-cell>
          <table:table-cell/>
          <table:table-cell table:style-name="ce1" office:value-type="string" calcext:value-type="string">
            <text:p>Rej. Reg. (z &gt;=za/2 or z &lt;=-za/2)</text:p>
          </table:table-cell>
          <table:table-cell table:style-name="ce1" table:formula="of:=-LEGACY.NORMSINV([.I16]/2)" office:value-type="float" office:value="2.5758293035489" calcext:value-type="float">
            <text:p>2.57582930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F5]+[.F17]*([.F6]/SQRT([.F9]))" office:value-type="float" office:value="-23.5243614643173" calcext:value-type="float">
            <text:p>-23.5243614643</text:p>
          </table:table-cell>
          <table:table-cell/>
          <table:table-cell table:style-name="ce1" office:value-type="string" calcext:value-type="string">
            <text:p>Upper xbar=(mu + (s/sqr(n))z(a/2)</text:p>
          </table:table-cell>
          <table:table-cell table:style-name="ce1" table:formula="of:=[.I5]+[.I17]*([.I6]/SQRT([.I9]))" office:value-type="float" office:value="-775.853652065483" calcext:value-type="float">
            <text:p>-775.8536520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6" calcext:value-type="float">
            <text:p>-26</text:p>
          </table:table-cell>
          <table:table-cell office:value-type="float" office:value="-792" calcext:value-type="float">
            <text:p>-792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F5]+-[.F17]*([.F6]/SQRT([.F9]))" office:value-type="float" office:value="-26.5764183797139" calcext:value-type="float">
            <text:p>-26.5764183797</text:p>
          </table:table-cell>
          <table:table-cell/>
          <table:table-cell table:style-name="ce1" office:value-type="string" calcext:value-type="string">
            <text:p>Lower xbar=(mu + (s/sqr(n))(-z(a/2))</text:p>
          </table:table-cell>
          <table:table-cell table:style-name="ce1" table:formula="of:=[.I5]+-[.I17]*([.I6]/SQRT([.I9]))" office:value-type="float" office:value="-777.54166887033" calcext:value-type="float">
            <text:p>-777.54166887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7" calcext:value-type="float">
            <text:p>-27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" calcext:value-type="float">
            <text:p>-27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F17]+([.F5]-[.F10])/([.F6]/SQRT([.F9]))) - LEGACY.NORMSDIST(-[.F17] + ([.F5] - [.F10])/([.F6]/SQRT([.F9])))" office:value-type="float" office:value="3.69583170441075E-023" calcext:value-type="float">
            <text:p>3.69583170441075E-023</text:p>
          </table:table-cell>
          <table:table-cell/>
          <table:table-cell table:style-name="ce1" office:value-type="string" calcext:value-type="string">
            <text:p>B(xbar)=</text:p>
          </table:table-cell>
          <table:table-cell table:style-name="ce1" table:formula="of:=LEGACY.NORMSDIST([.I17]+([.I5]-[.I10])/([.I6]/SQRT([.I9]))) - LEGACY.NORMSDIST(-[.I17] + ([.I5] - [.I10])/([.I6]/SQRT([.I9])))" office:value-type="float" office:value="0.144490807530875" calcext:value-type="float">
            <text:p>0.14449080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F17]+([.F5]-[.F19])/([.F6]/SQRT([.F9]))) - LEGACY.NORMSDIST(-[.F17] + ([.F5] - [.F19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lower xbar)=</text:p>
          </table:table-cell>
          <table:table-cell table:style-name="ce1" table:formula="of:=LEGACY.NORMSDIST([.I17]+([.I5]-[.I19])/([.I6]/SQRT([.I9]))) - LEGACY.NORMSDIST(-[.I17] + ([.I5] - [.I19])/([.I6]/SQRT([.I9])))" office:value-type="float" office:value="0.499999870903651" calcext:value-type="float">
            <text:p>0.49999987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F17]+([.F5]-[.F18])/([.F6]/SQRT([.F9]))) - LEGACY.NORMSDIST(-[.F17] + ([.F5] - [.F18])/([.F6]/SQRT([.F9])))" office:value-type="float" office:value="0.499999870903635" calcext:value-type="float">
            <text:p>0.4999998709</text:p>
          </table:table-cell>
          <table:table-cell/>
          <table:table-cell table:style-name="ce1" office:value-type="string" calcext:value-type="string">
            <text:p>B(upper xbar)=</text:p>
          </table:table-cell>
          <table:table-cell table:style-name="ce1" table:formula="of:=LEGACY.NORMSDIST([.I17]+([.I5]-[.I18])/([.I6]/SQRT([.I9]))) - LEGACY.NORMSDIST(-[.I17] + ([.I5] - [.I18])/([.I6]/SQRT([.I9])))" office:value-type="float" office:value="0.499999870903651" calcext:value-type="float">
            <text:p>0.49999987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6" calcext:value-type="float">
            <text:p>-26</text:p>
          </table:table-cell>
          <table:table-cell office:value-type="float" office:value="-791" calcext:value-type="float">
            <text:p>-791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5" calcext:value-type="float">
            <text:p>-35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F6]*([.F17]+(-LEGACY.NORMSINV([.F22]))))/([.F5]-[.F19]))" office:value-type="float" office:value="31.6227805743938" calcext:value-type="float">
            <text:p>31.6227805744</text:p>
          </table:table-cell>
          <table:table-cell/>
          <table:table-cell table:style-name="ce1" office:value-type="string" calcext:value-type="string">
            <text:p>n(lower xbar)=</text:p>
          </table:table-cell>
          <table:table-cell table:style-name="ce1" table:formula="of:=(([.I6]*([.I17]+(-LEGACY.NORMSINV([.I22]))))/([.I5]-[.I19]))" office:value-type="float" office:value="31.6227805743938" calcext:value-type="float">
            <text:p>31.62278057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5" calcext:value-type="float">
            <text:p>-35</text:p>
          </table:table-cell>
          <table:table-cell office:value-type="float" office:value="-788" calcext:value-type="float">
            <text:p>-788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F6]*([.F17]+(-LEGACY.NORMSINV([.F23]))))/([.F5]-[.F18]))" office:value-type="float" office:value="-31.6227805743938" calcext:value-type="float">
            <text:p>-31.6227805744</text:p>
          </table:table-cell>
          <table:table-cell/>
          <table:table-cell table:style-name="ce1" office:value-type="string" calcext:value-type="string">
            <text:p>n(upper xbar)=</text:p>
          </table:table-cell>
          <table:table-cell table:style-name="ce1" table:formula="of:=(([.I6]*([.I17]+(-LEGACY.NORMSINV([.I23]))))/([.I5]-[.I18]))" office:value-type="float" office:value="-31.6227805743938" calcext:value-type="float">
            <text:p>-31.62278057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32" calcext:value-type="float">
            <text:p>-3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32" calcext:value-type="float">
            <text:p>-3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4" calcext:value-type="float">
            <text:p>-2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22" calcext:value-type="float">
            <text:p>-2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9" calcext:value-type="float">
            <text:p>-2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40" calcext:value-type="float">
            <text:p>-4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40" calcext:value-type="float">
            <text:p>-4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34" calcext:value-type="float">
            <text:p>-3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4" calcext:value-type="float">
            <text:p>-3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8" calcext:value-type="float">
            <text:p>-2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2" calcext:value-type="float">
            <text:p>-3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29" calcext:value-type="float">
            <text:p>-2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29" calcext:value-type="float">
            <text:p>-2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4" calcext:value-type="float">
            <text:p>-3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5" calcext:value-type="float">
            <text:p>-35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5" calcext:value-type="float">
            <text:p>-35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3" calcext:value-type="float">
            <text:p>-3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3" calcext:value-type="float">
            <text:p>-3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2" calcext:value-type="float">
            <text:p>-32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1" calcext:value-type="float">
            <text:p>-3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1" calcext:value-type="float">
            <text:p>-3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29" calcext:value-type="float">
            <text:p>-2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-740" calcext:value-type="float">
            <text:p>-74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4" calcext:value-type="float">
            <text:p>-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" calcext:value-type="float">
            <text:p>-3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" calcext:value-type="float">
            <text:p>-3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0" calcext:value-type="float">
            <text:p>-1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" calcext:value-type="float">
            <text:p>-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" calcext:value-type="float">
            <text:p>-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" calcext:value-type="float">
            <text:p>-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" calcext:value-type="float">
            <text:p>-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5" calcext:value-type="float">
            <text:p>-15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" calcext:value-type="float">
            <text:p>-15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1" calcext:value-type="float">
            <text:p>-31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8" calcext:value-type="float">
            <text:p>-2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8" calcext:value-type="float">
            <text:p>-3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8" calcext:value-type="float">
            <text:p>-3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3" calcext:value-type="float">
            <text:p>-3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0" calcext:value-type="float">
            <text:p>-3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0" calcext:value-type="float">
            <text:p>-3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5" calcext:value-type="float">
            <text:p>-3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2" calcext:value-type="float">
            <text:p>-3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2" calcext:value-type="float">
            <text:p>-3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28" calcext:value-type="float">
            <text:p>-2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3" calcext:value-type="float">
            <text:p>-3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3" calcext:value-type="float">
            <text:p>-3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29" calcext:value-type="float">
            <text:p>-29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4" calcext:value-type="float">
            <text:p>-3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22" calcext:value-type="float">
            <text:p>-2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22" calcext:value-type="float">
            <text:p>-2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4" calcext:value-type="float">
            <text:p>-2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1" calcext:value-type="float">
            <text:p>-31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1" calcext:value-type="float">
            <text:p>-31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6" calcext:value-type="float">
            <text:p>-2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5" calcext:value-type="float">
            <text:p>-4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5" calcext:value-type="float">
            <text:p>-4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4" calcext:value-type="float">
            <text:p>-34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4" calcext:value-type="float">
            <text:p>-34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0" calcext:value-type="float">
            <text:p>-3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4" calcext:value-type="float">
            <text:p>-3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0" calcext:value-type="float">
            <text:p>-3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0" calcext:value-type="float">
            <text:p>-3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2" calcext:value-type="float">
            <text:p>-3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8" calcext:value-type="float">
            <text:p>-2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3" calcext:value-type="float">
            <text:p>-3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2" calcext:value-type="float">
            <text:p>-3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6" calcext:value-type="float">
            <text:p>-36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5" calcext:value-type="float">
            <text:p>-3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8" calcext:value-type="float">
            <text:p>-28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8" calcext:value-type="float">
            <text:p>-28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1" calcext:value-type="float">
            <text:p>-3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7" calcext:value-type="float">
            <text:p>-27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7" calcext:value-type="float">
            <text:p>-27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6" calcext:value-type="float">
            <text:p>-26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0" calcext:value-type="float">
            <text:p>-3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9" calcext:value-type="float">
            <text:p>-2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7" calcext:value-type="float">
            <text:p>-37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6" calcext:value-type="float">
            <text:p>-36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6" calcext:value-type="float">
            <text:p>-36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7" calcext:value-type="float">
            <text:p>-3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4" calcext:value-type="float">
            <text:p>-34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4" calcext:value-type="float">
            <text:p>-34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30" calcext:value-type="float">
            <text:p>-3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32" calcext:value-type="float">
            <text:p>-3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0" calcext:value-type="float">
            <text:p>-3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7" calcext:value-type="float">
            <text:p>-3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0" calcext:value-type="float">
            <text:p>-30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4" calcext:value-type="float">
            <text:p>-3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34" calcext:value-type="float">
            <text:p>-3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33" calcext:value-type="float">
            <text:p>-3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9" calcext:value-type="float">
            <text:p>-29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33" calcext:value-type="float">
            <text:p>-33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0" calcext:value-type="float">
            <text:p>-3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8" calcext:value-type="float">
            <text:p>-2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42" calcext:value-type="float">
            <text:p>-4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32" calcext:value-type="float">
            <text:p>-3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35" calcext:value-type="float">
            <text:p>-3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35" calcext:value-type="float">
            <text:p>-3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34" calcext:value-type="float">
            <text:p>-3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31" calcext:value-type="float">
            <text:p>-31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31" calcext:value-type="float">
            <text:p>-31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4" calcext:value-type="float">
            <text:p>-3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34" calcext:value-type="float">
            <text:p>-3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34" calcext:value-type="float">
            <text:p>-34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32" calcext:value-type="float">
            <text:p>-3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33" calcext:value-type="float">
            <text:p>-3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33" calcext:value-type="float">
            <text:p>-3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36" calcext:value-type="float">
            <text:p>-3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37" calcext:value-type="float">
            <text:p>-37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" calcext:value-type="float">
            <text:p>8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" calcext:value-type="float">
            <text:p>8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" calcext:value-type="float">
            <text:p>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" calcext:value-type="float">
            <text:p>-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" calcext:value-type="float">
            <text:p>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" calcext:value-type="float">
            <text:p>-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" calcext:value-type="float">
            <text:p>-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" calcext:value-type="float">
            <text:p>-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" calcext:value-type="float">
            <text:p>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53" calcext:value-type="float">
            <text:p>-5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53" calcext:value-type="float">
            <text:p>-5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7" calcext:value-type="float">
            <text:p>-3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4" calcext:value-type="float">
            <text:p>-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" calcext:value-type="float">
            <text:p>-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" calcext:value-type="float">
            <text:p>-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2" calcext:value-type="float">
            <text:p>-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" calcext:value-type="float">
            <text:p>-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" calcext:value-type="float">
            <text:p>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" calcext:value-type="float">
            <text:p>-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" calcext:value-type="float">
            <text:p>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4" calcext:value-type="float">
            <text:p>-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4" calcext:value-type="float">
            <text:p>-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3" calcext:value-type="float">
            <text:p>-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2" calcext:value-type="float">
            <text:p>-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33" calcext:value-type="float">
            <text:p>-3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33" calcext:value-type="float">
            <text:p>-3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33" calcext:value-type="float">
            <text:p>-3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33" calcext:value-type="float">
            <text:p>-3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43" calcext:value-type="float">
            <text:p>-4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37" calcext:value-type="float">
            <text:p>-3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46" calcext:value-type="float">
            <text:p>-4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43" calcext:value-type="float">
            <text:p>-4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43" calcext:value-type="float">
            <text:p>-4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41" calcext:value-type="float">
            <text:p>-4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38" calcext:value-type="float">
            <text:p>-3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38" calcext:value-type="float">
            <text:p>-3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40" calcext:value-type="float">
            <text:p>-4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40" calcext:value-type="float">
            <text:p>-4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42" calcext:value-type="float">
            <text:p>-4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45" calcext:value-type="float">
            <text:p>-4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45" calcext:value-type="float">
            <text:p>-4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37" calcext:value-type="float">
            <text:p>-3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41" calcext:value-type="float">
            <text:p>-4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39" calcext:value-type="float">
            <text:p>-3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42" calcext:value-type="float">
            <text:p>-42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42" calcext:value-type="float">
            <text:p>-42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42" calcext:value-type="float">
            <text:p>-4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42" calcext:value-type="float">
            <text:p>-42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42" calcext:value-type="float">
            <text:p>-42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42" calcext:value-type="float">
            <text:p>-42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39" calcext:value-type="float">
            <text:p>-39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41" calcext:value-type="float">
            <text:p>-41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41" calcext:value-type="float">
            <text:p>-41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38" calcext:value-type="float">
            <text:p>-38</text:p>
          </table:table-cell>
          <table:table-cell office:value-type="float" office:value="-754" calcext:value-type="float">
            <text:p>-754</text:p>
          </table:table-cell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44" calcext:value-type="float">
            <text:p>-4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44" calcext:value-type="float">
            <text:p>-4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41" calcext:value-type="float">
            <text:p>-41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46" calcext:value-type="float">
            <text:p>-4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39" calcext:value-type="float">
            <text:p>-3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35" calcext:value-type="float">
            <text:p>-3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44" calcext:value-type="float">
            <text:p>-4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44" calcext:value-type="float">
            <text:p>-4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44" calcext:value-type="float">
            <text:p>-4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43" calcext:value-type="float">
            <text:p>-4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38" calcext:value-type="float">
            <text:p>-3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39" calcext:value-type="float">
            <text:p>-3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41" calcext:value-type="float">
            <text:p>-4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41" calcext:value-type="float">
            <text:p>-4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44" calcext:value-type="float">
            <text:p>-4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38" calcext:value-type="float">
            <text:p>-3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36" calcext:value-type="float">
            <text:p>-3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-40" calcext:value-type="float">
            <text:p>-4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37" calcext:value-type="float">
            <text:p>-37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-37" calcext:value-type="float">
            <text:p>-37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36" calcext:value-type="float">
            <text:p>-3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44" calcext:value-type="float">
            <text:p>-4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46" calcext:value-type="float">
            <text:p>-4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41" calcext:value-type="float">
            <text:p>-4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41" calcext:value-type="float">
            <text:p>-4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43" calcext:value-type="float">
            <text:p>-4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-45" calcext:value-type="float">
            <text:p>-4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48" calcext:value-type="float">
            <text:p>-48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-48" calcext:value-type="float">
            <text:p>-48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45" calcext:value-type="float">
            <text:p>-4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42" calcext:value-type="float">
            <text:p>-4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42" calcext:value-type="float">
            <text:p>-4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45" calcext:value-type="float">
            <text:p>-4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42" calcext:value-type="float">
            <text:p>-42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42" calcext:value-type="float">
            <text:p>-4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42" calcext:value-type="float">
            <text:p>-4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38" calcext:value-type="float">
            <text:p>-3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42" calcext:value-type="float">
            <text:p>-4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42" calcext:value-type="float">
            <text:p>-4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" calcext:value-type="float">
            <text:p>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3" calcext:value-type="float">
            <text:p>-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" calcext:value-type="float">
            <text:p>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4" calcext:value-type="float">
            <text:p>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5" calcext:value-type="float">
            <text:p>-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5" calcext:value-type="float">
            <text:p>-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" calcext:value-type="float">
            <text:p>-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0" calcext:value-type="float">
            <text:p>-1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6" calcext:value-type="float">
            <text:p>-6</text:p>
          </table:table-cell>
          <table:table-cell office:value-type="float" office:value="-714" calcext:value-type="float">
            <text:p>-714</text:p>
          </table:table-cell>
          <table:table-cell table:number-columns-repeated="6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-6" calcext:value-type="float">
            <text:p>-6</text:p>
          </table:table-cell>
          <table:table-cell office:value-type="float" office:value="-714" calcext:value-type="float">
            <text:p>-714</text:p>
          </table:table-cell>
          <table:table-cell table:number-columns-repeated="6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47" calcext:value-type="float">
            <text:p>-4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13" calcext:value-type="float">
            <text:p>-13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3" calcext:value-type="float">
            <text:p>-13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54" calcext:value-type="float">
            <text:p>-5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54" calcext:value-type="float">
            <text:p>-5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51" calcext:value-type="float">
            <text:p>-5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4" calcext:value-type="float">
            <text:p>4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4" calcext:value-type="float">
            <text:p>-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56" calcext:value-type="float">
            <text:p>-5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56" calcext:value-type="float">
            <text:p>-5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2" calcext:value-type="float">
            <text:p>-2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2" calcext:value-type="float">
            <text:p>-1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12" calcext:value-type="float">
            <text:p>-1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" calcext:value-type="float">
            <text:p>-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" calcext:value-type="float">
            <text:p>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" calcext:value-type="float">
            <text:p>-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9" calcext:value-type="float">
            <text:p>-9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9" calcext:value-type="float">
            <text:p>-9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4" calcext:value-type="float">
            <text:p>-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" calcext:value-type="float">
            <text:p>-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" calcext:value-type="float">
            <text:p>-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2" calcext:value-type="float">
            <text:p>-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1" calcext:value-type="float">
            <text:p>-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3" calcext:value-type="float">
            <text:p>-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-2" calcext:value-type="float">
            <text:p>-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7" calcext:value-type="float">
            <text:p>-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11" calcext:value-type="float">
            <text:p>-1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4" calcext:value-type="float">
            <text:p>-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-5" calcext:value-type="float">
            <text:p>-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-35" calcext:value-type="float">
            <text:p>-35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42" calcext:value-type="float">
            <text:p>-42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-47" calcext:value-type="float">
            <text:p>-4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42" calcext:value-type="float">
            <text:p>-4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42" calcext:value-type="float">
            <text:p>-4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-36" calcext:value-type="float">
            <text:p>-3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36" calcext:value-type="float">
            <text:p>-3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-40" calcext:value-type="float">
            <text:p>-4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36" calcext:value-type="float">
            <text:p>-3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63" calcext:value-type="float">
            <text:p>-6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7" calcext:value-type="float">
            <text:p>-1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7" calcext:value-type="float">
            <text:p>-1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-16" calcext:value-type="float">
            <text:p>-1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19" calcext:value-type="float">
            <text:p>-1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9" calcext:value-type="float">
            <text:p>-1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1" calcext:value-type="float">
            <text:p>-1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14" calcext:value-type="float">
            <text:p>-1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4" calcext:value-type="float">
            <text:p>-1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2" calcext:value-type="float">
            <text:p>-1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12" calcext:value-type="float">
            <text:p>-1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33" calcext:value-type="float">
            <text:p>-3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20" calcext:value-type="float">
            <text:p>-2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20" calcext:value-type="float">
            <text:p>-2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44" calcext:value-type="float">
            <text:p>-44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44" calcext:value-type="float">
            <text:p>-44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42" calcext:value-type="float">
            <text:p>-4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46" calcext:value-type="float">
            <text:p>-4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46" calcext:value-type="float">
            <text:p>-4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-42" calcext:value-type="float">
            <text:p>-4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-40" calcext:value-type="float">
            <text:p>-4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40" calcext:value-type="float">
            <text:p>-4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48" calcext:value-type="float">
            <text:p>-4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43" calcext:value-type="float">
            <text:p>-4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41" calcext:value-type="float">
            <text:p>-4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43" calcext:value-type="float">
            <text:p>-4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41" calcext:value-type="float">
            <text:p>-4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-41" calcext:value-type="float">
            <text:p>-4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40" calcext:value-type="float">
            <text:p>-4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37" calcext:value-type="float">
            <text:p>-37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37" calcext:value-type="float">
            <text:p>-37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39" calcext:value-type="float">
            <text:p>-3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37" calcext:value-type="float">
            <text:p>-3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37" calcext:value-type="float">
            <text:p>-3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40" calcext:value-type="float">
            <text:p>-4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38" calcext:value-type="float">
            <text:p>-3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-38" calcext:value-type="float">
            <text:p>-3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50" calcext:value-type="float">
            <text:p>-5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2" calcext:value-type="float">
            <text:p>-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2" calcext:value-type="float">
            <text:p>-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7" calcext:value-type="float">
            <text:p>-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6" calcext:value-type="float">
            <text:p>-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3" calcext:value-type="float">
            <text:p>3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3" calcext:value-type="float">
            <text:p>3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7" calcext:value-type="float">
            <text:p>-7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" calcext:value-type="float">
            <text:p>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" calcext:value-type="float">
            <text:p>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4" calcext:value-type="float">
            <text:p>-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5" calcext:value-type="float">
            <text:p>-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5" calcext:value-type="float">
            <text:p>-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2" calcext:value-type="float">
            <text:p>-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2" calcext:value-type="float">
            <text:p>-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11" calcext:value-type="float">
            <text:p>-11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4" calcext:value-type="float">
            <text:p>-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1" calcext:value-type="float">
            <text:p>-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-3" calcext:value-type="float">
            <text:p>-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9" calcext:value-type="float">
            <text:p>-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2" calcext:value-type="float">
            <text:p>-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3" calcext:value-type="float">
            <text:p>-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9" calcext:value-type="float">
            <text:p>-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9" calcext:value-type="float">
            <text:p>-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3" calcext:value-type="float">
            <text:p>-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5" calcext:value-type="float">
            <text:p>-5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5" calcext:value-type="float">
            <text:p>-5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5" calcext:value-type="float">
            <text:p>-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7" calcext:value-type="float">
            <text:p>-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5" calcext:value-type="float">
            <text:p>-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-3" calcext:value-type="float">
            <text:p>-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3" calcext:value-type="float">
            <text:p>-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9" calcext:value-type="float">
            <text:p>-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2" calcext:value-type="float">
            <text:p>-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5" calcext:value-type="float">
            <text:p>-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1" calcext:value-type="float">
            <text:p>-1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4" calcext:value-type="float">
            <text:p>-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12" calcext:value-type="float">
            <text:p>-1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4" calcext:value-type="float">
            <text:p>-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0" calcext:value-type="float">
            <text:p>-1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0" calcext:value-type="float">
            <text:p>-1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1" calcext:value-type="float">
            <text:p>-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-5" calcext:value-type="float">
            <text:p>-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3" calcext:value-type="float">
            <text:p>-1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6" calcext:value-type="float">
            <text:p>-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5" calcext:value-type="float">
            <text:p>-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2" calcext:value-type="float">
            <text:p>-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-8" calcext:value-type="float">
            <text:p>-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-3" calcext:value-type="float">
            <text:p>-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" calcext:value-type="float">
            <text:p>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3" calcext:value-type="float">
            <text:p>-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6" calcext:value-type="float">
            <text:p>-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-39" calcext:value-type="float">
            <text:p>-3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2" calcext:value-type="float">
            <text:p>-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-22" calcext:value-type="float">
            <text:p>-2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22" calcext:value-type="float">
            <text:p>-2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7" calcext:value-type="float">
            <text:p>-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-9" calcext:value-type="float">
            <text:p>-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7" calcext:value-type="float">
            <text:p>-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-7" calcext:value-type="float">
            <text:p>-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0" calcext:value-type="float">
            <text:p>-1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-3" calcext:value-type="float">
            <text:p>-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1" calcext:value-type="float">
            <text:p>-1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-17" calcext:value-type="float">
            <text:p>-17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6" calcext:value-type="float">
            <text:p>-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-6" calcext:value-type="float">
            <text:p>-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6" calcext:value-type="float">
            <text:p>-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5" calcext:value-type="float">
            <text:p>-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7" calcext:value-type="float">
            <text:p>-7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-4" calcext:value-type="float">
            <text:p>-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" calcext:value-type="float">
            <text:p>-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7" calcext:value-type="float">
            <text:p>-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4" calcext:value-type="float">
            <text:p>-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-8" calcext:value-type="float">
            <text:p>-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-5" calcext:value-type="float">
            <text:p>-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5" calcext:value-type="float">
            <text:p>-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9" calcext:value-type="float">
            <text:p>-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-10" calcext:value-type="float">
            <text:p>-1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0" calcext:value-type="float">
            <text:p>-1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0" calcext:value-type="float">
            <text:p>-1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4" calcext:value-type="float">
            <text:p>-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-10" calcext:value-type="float">
            <text:p>-1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5" calcext:value-type="float">
            <text:p>-1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-15" calcext:value-type="float">
            <text:p>-1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0" calcext:value-type="float">
            <text:p>-1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-8" calcext:value-type="float">
            <text:p>-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0" calcext:value-type="float">
            <text:p>-1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-10" calcext:value-type="float">
            <text:p>-1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0" calcext:value-type="float">
            <text:p>-1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5" calcext:value-type="float">
            <text:p>-5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-13" calcext:value-type="float">
            <text:p>-13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3" calcext:value-type="float">
            <text:p>-13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-5" calcext:value-type="float">
            <text:p>-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8" calcext:value-type="float">
            <text:p>-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-9" calcext:value-type="float">
            <text:p>-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9" calcext:value-type="float">
            <text:p>-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5" calcext:value-type="float">
            <text:p>-1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-15" calcext:value-type="float">
            <text:p>-1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6" calcext:value-type="float">
            <text:p>-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7" calcext:value-type="float">
            <text:p>-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-7" calcext:value-type="float">
            <text:p>-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8" calcext:value-type="float">
            <text:p>-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48" calcext:value-type="float">
            <text:p>-48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39" calcext:value-type="float">
            <text:p>-3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47" calcext:value-type="float">
            <text:p>-4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44" calcext:value-type="float">
            <text:p>-44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-46" calcext:value-type="float">
            <text:p>-4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44" calcext:value-type="float">
            <text:p>-4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-36" calcext:value-type="float">
            <text:p>-3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36" calcext:value-type="float">
            <text:p>-3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-42" calcext:value-type="float">
            <text:p>-42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-39" calcext:value-type="float">
            <text:p>-39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39" calcext:value-type="float">
            <text:p>-39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38" calcext:value-type="float">
            <text:p>-3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-43" calcext:value-type="float">
            <text:p>-43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43" calcext:value-type="float">
            <text:p>-43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-42" calcext:value-type="float">
            <text:p>-4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40" calcext:value-type="float">
            <text:p>-4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-40" calcext:value-type="float">
            <text:p>-4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45" calcext:value-type="float">
            <text:p>-4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62" calcext:value-type="float">
            <text:p>-6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-62" calcext:value-type="float">
            <text:p>-62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-46" calcext:value-type="float">
            <text:p>-46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46" calcext:value-type="float">
            <text:p>-46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-46" calcext:value-type="float">
            <text:p>-4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-47" calcext:value-type="float">
            <text:p>-4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-47" calcext:value-type="float">
            <text:p>-4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43" calcext:value-type="float">
            <text:p>-4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-45" calcext:value-type="float">
            <text:p>-45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45" calcext:value-type="float">
            <text:p>-45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-43" calcext:value-type="float">
            <text:p>-4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-40" calcext:value-type="float">
            <text:p>-4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-49" calcext:value-type="float">
            <text:p>-4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-44" calcext:value-type="float">
            <text:p>-4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-39" calcext:value-type="float">
            <text:p>-3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-39" calcext:value-type="float">
            <text:p>-3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-45" calcext:value-type="float">
            <text:p>-4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-39" calcext:value-type="float">
            <text:p>-3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-48" calcext:value-type="float">
            <text:p>-4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-46" calcext:value-type="float">
            <text:p>-46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-47" calcext:value-type="float">
            <text:p>-4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-45" calcext:value-type="float">
            <text:p>-4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-41" calcext:value-type="float">
            <text:p>-4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-41" calcext:value-type="float">
            <text:p>-41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-49" calcext:value-type="float">
            <text:p>-49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-49" calcext:value-type="float">
            <text:p>-49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-38" calcext:value-type="float">
            <text:p>-3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-44" calcext:value-type="float">
            <text:p>-44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-31" calcext:value-type="float">
            <text:p>-3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-24" calcext:value-type="float">
            <text:p>-2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-24" calcext:value-type="float">
            <text:p>-2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-28" calcext:value-type="float">
            <text:p>-2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-24" calcext:value-type="float">
            <text:p>-2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-56" calcext:value-type="float">
            <text:p>-5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-56" calcext:value-type="float">
            <text:p>-5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-6" calcext:value-type="float">
            <text:p>-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-10" calcext:value-type="float">
            <text:p>-10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-10" calcext:value-type="float">
            <text:p>-10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-8" calcext:value-type="float">
            <text:p>-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-8" calcext:value-type="float">
            <text:p>-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-8" calcext:value-type="float">
            <text:p>-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-11" calcext:value-type="float">
            <text:p>-1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-6" calcext:value-type="float">
            <text:p>-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-6" calcext:value-type="float">
            <text:p>-6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-3" calcext:value-type="float">
            <text:p>-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6" calcext:value-type="float">
            <text:p>-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-9" calcext:value-type="float">
            <text:p>-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-8" calcext:value-type="float">
            <text:p>-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-8" calcext:value-type="float">
            <text:p>-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-9" calcext:value-type="float">
            <text:p>-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-9" calcext:value-type="float">
            <text:p>-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-7" calcext:value-type="float">
            <text:p>-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-12" calcext:value-type="float">
            <text:p>-1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-16" calcext:value-type="float">
            <text:p>-1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-10" calcext:value-type="float">
            <text:p>-1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-9" calcext:value-type="float">
            <text:p>-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-4" calcext:value-type="float">
            <text:p>-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-4" calcext:value-type="float">
            <text:p>-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-39" calcext:value-type="float">
            <text:p>-3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-45" calcext:value-type="float">
            <text:p>-4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-45" calcext:value-type="float">
            <text:p>-4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-59" calcext:value-type="float">
            <text:p>-59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-68" calcext:value-type="float">
            <text:p>-68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-68" calcext:value-type="float">
            <text:p>-68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-76" calcext:value-type="float">
            <text:p>-76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-59" calcext:value-type="float">
            <text:p>-5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-59" calcext:value-type="float">
            <text:p>-59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-58" calcext:value-type="float">
            <text:p>-58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-63" calcext:value-type="float">
            <text:p>-6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-57" calcext:value-type="float">
            <text:p>-5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-57" calcext:value-type="float">
            <text:p>-5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-57" calcext:value-type="float">
            <text:p>-57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-54" calcext:value-type="float">
            <text:p>-54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-54" calcext:value-type="float">
            <text:p>-54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-62" calcext:value-type="float">
            <text:p>-6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-56" calcext:value-type="float">
            <text:p>-5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-56" calcext:value-type="float">
            <text:p>-5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-54" calcext:value-type="float">
            <text:p>-5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-58" calcext:value-type="float">
            <text:p>-5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-58" calcext:value-type="float">
            <text:p>-5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-7" calcext:value-type="float">
            <text:p>-7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-8" calcext:value-type="float">
            <text:p>-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-7" calcext:value-type="float">
            <text:p>-7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-10" calcext:value-type="float">
            <text:p>-1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-7" calcext:value-type="float">
            <text:p>-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-11" calcext:value-type="float">
            <text:p>-1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-12" calcext:value-type="float">
            <text:p>-1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-54" calcext:value-type="float">
            <text:p>-5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-53" calcext:value-type="float">
            <text:p>-5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-47" calcext:value-type="float">
            <text:p>-4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47" calcext:value-type="float">
            <text:p>-4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-49" calcext:value-type="float">
            <text:p>-4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-52" calcext:value-type="float">
            <text:p>-5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-52" calcext:value-type="float">
            <text:p>-5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-54" calcext:value-type="float">
            <text:p>-5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-47" calcext:value-type="float">
            <text:p>-4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-47" calcext:value-type="float">
            <text:p>-4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-48" calcext:value-type="float">
            <text:p>-48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-45" calcext:value-type="float">
            <text:p>-4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-45" calcext:value-type="float">
            <text:p>-4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-44" calcext:value-type="float">
            <text:p>-4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-53" calcext:value-type="float">
            <text:p>-5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-53" calcext:value-type="float">
            <text:p>-5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-57" calcext:value-type="float">
            <text:p>-5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-57" calcext:value-type="float">
            <text:p>-5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-53" calcext:value-type="float">
            <text:p>-5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-53" calcext:value-type="float">
            <text:p>-5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-52" calcext:value-type="float">
            <text:p>-5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-55" calcext:value-type="float">
            <text:p>-55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-55" calcext:value-type="float">
            <text:p>-55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-48" calcext:value-type="float">
            <text:p>-48</text:p>
          </table:table-cell>
          <table:table-cell office:value-type="float" office:value="-758" calcext:value-type="float">
            <text:p>-758</text:p>
          </table:table-cell>
          <table:table-cell table:number-columns-repeated="6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-52" calcext:value-type="float">
            <text:p>-52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52" calcext:value-type="float">
            <text:p>-52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-51" calcext:value-type="float">
            <text:p>-5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-54" calcext:value-type="float">
            <text:p>-5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-54" calcext:value-type="float">
            <text:p>-54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-43" calcext:value-type="float">
            <text:p>-43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-8" calcext:value-type="float">
            <text:p>-8</text:p>
          </table:table-cell>
          <table:table-cell office:value-type="float" office:value="-749" calcext:value-type="float">
            <text:p>-749</text:p>
          </table:table-cell>
          <table:table-cell table:number-columns-repeated="6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-8" calcext:value-type="float">
            <text:p>-8</text:p>
          </table:table-cell>
          <table:table-cell office:value-type="float" office:value="-749" calcext:value-type="float">
            <text:p>-749</text:p>
          </table:table-cell>
          <table:table-cell table:number-columns-repeated="6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-5" calcext:value-type="float">
            <text:p>-5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-9" calcext:value-type="float">
            <text:p>-9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-9" calcext:value-type="float">
            <text:p>-9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6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6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-6" calcext:value-type="float">
            <text:p>-6</text:p>
          </table:table-cell>
          <table:table-cell office:value-type="float" office:value="-752" calcext:value-type="float">
            <text:p>-752</text:p>
          </table:table-cell>
          <table:table-cell table:number-columns-repeated="6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-14" calcext:value-type="float">
            <text:p>-1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-14" calcext:value-type="float">
            <text:p>-1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-13" calcext:value-type="float">
            <text:p>-1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-13" calcext:value-type="float">
            <text:p>-1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-13" calcext:value-type="float">
            <text:p>-1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-11" calcext:value-type="float">
            <text:p>-1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-12" calcext:value-type="float">
            <text:p>-1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-12" calcext:value-type="float">
            <text:p>-1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-14" calcext:value-type="float">
            <text:p>-14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-8" calcext:value-type="float">
            <text:p>-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-15" calcext:value-type="float">
            <text:p>-1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-14" calcext:value-type="float">
            <text:p>-1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-13" calcext:value-type="float">
            <text:p>-1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-11" calcext:value-type="float">
            <text:p>-1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-10" calcext:value-type="float">
            <text:p>-1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-16" calcext:value-type="float">
            <text:p>-1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-14" calcext:value-type="float">
            <text:p>-1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-12" calcext:value-type="float">
            <text:p>-1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-7" calcext:value-type="float">
            <text:p>-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-14" calcext:value-type="float">
            <text:p>-1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-10" calcext:value-type="float">
            <text:p>-1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-48" calcext:value-type="float">
            <text:p>-4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-48" calcext:value-type="float">
            <text:p>-4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-7" calcext:value-type="float">
            <text:p>-7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-18" calcext:value-type="float">
            <text:p>-18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-31" calcext:value-type="float">
            <text:p>-3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-26" calcext:value-type="float">
            <text:p>-26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-26" calcext:value-type="float">
            <text:p>-26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-11" calcext:value-type="float">
            <text:p>-1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-20" calcext:value-type="float">
            <text:p>-20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-20" calcext:value-type="float">
            <text:p>-20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-16" calcext:value-type="float">
            <text:p>-16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-13" calcext:value-type="float">
            <text:p>-13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-13" calcext:value-type="float">
            <text:p>-13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13" calcext:value-type="float">
            <text:p>-1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-13" calcext:value-type="float">
            <text:p>-1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-13" calcext:value-type="float">
            <text:p>-1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-12" calcext:value-type="float">
            <text:p>-1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-12" calcext:value-type="float">
            <text:p>-1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-12" calcext:value-type="float">
            <text:p>-12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-8" calcext:value-type="float">
            <text:p>-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-9" calcext:value-type="float">
            <text:p>-9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-9" calcext:value-type="float">
            <text:p>-9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-11" calcext:value-type="float">
            <text:p>-1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-11" calcext:value-type="float">
            <text:p>-11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-11" calcext:value-type="float">
            <text:p>-11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12" calcext:value-type="float">
            <text:p>-12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-8" calcext:value-type="float">
            <text:p>-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-10" calcext:value-type="float">
            <text:p>-1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-10" calcext:value-type="float">
            <text:p>-1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-9" calcext:value-type="float">
            <text:p>-9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-10" calcext:value-type="float">
            <text:p>-1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-10" calcext:value-type="float">
            <text:p>-10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-24" calcext:value-type="float">
            <text:p>-2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-24" calcext:value-type="float">
            <text:p>-2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-20" calcext:value-type="float">
            <text:p>-20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-14" calcext:value-type="float">
            <text:p>-1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-14" calcext:value-type="float">
            <text:p>-1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-7" calcext:value-type="float">
            <text:p>-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-7" calcext:value-type="float">
            <text:p>-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-10" calcext:value-type="float">
            <text:p>-1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-10" calcext:value-type="float">
            <text:p>-1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-17" calcext:value-type="float">
            <text:p>-1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-12" calcext:value-type="float">
            <text:p>-12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-16" calcext:value-type="float">
            <text:p>-16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-15" calcext:value-type="float">
            <text:p>-15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-16" calcext:value-type="float">
            <text:p>-16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-16" calcext:value-type="float">
            <text:p>-16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-14" calcext:value-type="float">
            <text:p>-14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-17" calcext:value-type="float">
            <text:p>-17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-18" calcext:value-type="float">
            <text:p>-1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-14" calcext:value-type="float">
            <text:p>-1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13" calcext:value-type="float">
            <text:p>-13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-17" calcext:value-type="float">
            <text:p>-1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-17" calcext:value-type="float">
            <text:p>-1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-14" calcext:value-type="float">
            <text:p>-1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-15" calcext:value-type="float">
            <text:p>-1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-17" calcext:value-type="float">
            <text:p>-1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-16" calcext:value-type="float">
            <text:p>-16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-14" calcext:value-type="float">
            <text:p>-14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-13" calcext:value-type="float">
            <text:p>-1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-15" calcext:value-type="float">
            <text:p>-1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-17" calcext:value-type="float">
            <text:p>-17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-11" calcext:value-type="float">
            <text:p>-11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-11" calcext:value-type="float">
            <text:p>-11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-11" calcext:value-type="float">
            <text:p>-1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-16" calcext:value-type="float">
            <text:p>-16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-8" calcext:value-type="float">
            <text:p>-8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-8" calcext:value-type="float">
            <text:p>-8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-28" calcext:value-type="float">
            <text:p>-28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-21" calcext:value-type="float">
            <text:p>-21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-21" calcext:value-type="float">
            <text:p>-2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-18" calcext:value-type="float">
            <text:p>-1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-18" calcext:value-type="float">
            <text:p>-1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-19" calcext:value-type="float">
            <text:p>-19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-12" calcext:value-type="float">
            <text:p>-12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-16" calcext:value-type="float">
            <text:p>-16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-18" calcext:value-type="float">
            <text:p>-1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11" calcext:value-type="float">
            <text:p>-11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-16" calcext:value-type="float">
            <text:p>-16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-80" calcext:value-type="float">
            <text:p>-8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-80" calcext:value-type="float">
            <text:p>-8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-48" calcext:value-type="float">
            <text:p>-4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-54" calcext:value-type="float">
            <text:p>-5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-47" calcext:value-type="float">
            <text:p>-4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-47" calcext:value-type="float">
            <text:p>-4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-48" calcext:value-type="float">
            <text:p>-4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-50" calcext:value-type="float">
            <text:p>-5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-50" calcext:value-type="float">
            <text:p>-5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-50" calcext:value-type="float">
            <text:p>-50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-47" calcext:value-type="float">
            <text:p>-4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-47" calcext:value-type="float">
            <text:p>-4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-57" calcext:value-type="float">
            <text:p>-5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-44" calcext:value-type="float">
            <text:p>-4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-44" calcext:value-type="float">
            <text:p>-4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-49" calcext:value-type="float">
            <text:p>-49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-47" calcext:value-type="float">
            <text:p>-47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-47" calcext:value-type="float">
            <text:p>-47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-51" calcext:value-type="float">
            <text:p>-5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-64" calcext:value-type="float">
            <text:p>-6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-64" calcext:value-type="float">
            <text:p>-64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-60" calcext:value-type="float">
            <text:p>-6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-56" calcext:value-type="float">
            <text:p>-5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-56" calcext:value-type="float">
            <text:p>-5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-64" calcext:value-type="float">
            <text:p>-6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-55" calcext:value-type="float">
            <text:p>-55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-55" calcext:value-type="float">
            <text:p>-55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-71" calcext:value-type="float">
            <text:p>-71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-71" calcext:value-type="float">
            <text:p>-7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-71" calcext:value-type="float">
            <text:p>-7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-68" calcext:value-type="float">
            <text:p>-6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-56" calcext:value-type="float">
            <text:p>-56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-56" calcext:value-type="float">
            <text:p>-56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-65" calcext:value-type="float">
            <text:p>-6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-68" calcext:value-type="float">
            <text:p>-6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-68" calcext:value-type="float">
            <text:p>-6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-51" calcext:value-type="float">
            <text:p>-5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-62" calcext:value-type="float">
            <text:p>-6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-62" calcext:value-type="float">
            <text:p>-6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-64" calcext:value-type="float">
            <text:p>-6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-65" calcext:value-type="float">
            <text:p>-6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-65" calcext:value-type="float">
            <text:p>-6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-52" calcext:value-type="float">
            <text:p>-5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-56" calcext:value-type="float">
            <text:p>-5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-56" calcext:value-type="float">
            <text:p>-5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-53" calcext:value-type="float">
            <text:p>-5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-53" calcext:value-type="float">
            <text:p>-53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-58" calcext:value-type="float">
            <text:p>-58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-25" calcext:value-type="float">
            <text:p>-25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-18" calcext:value-type="float">
            <text:p>-18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-23" calcext:value-type="float">
            <text:p>-23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-23" calcext:value-type="float">
            <text:p>-23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-24" calcext:value-type="float">
            <text:p>-24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-20" calcext:value-type="float">
            <text:p>-20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-20" calcext:value-type="float">
            <text:p>-20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-21" calcext:value-type="float">
            <text:p>-2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21" calcext:value-type="float">
            <text:p>-2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-21" calcext:value-type="float">
            <text:p>-2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-22" calcext:value-type="float">
            <text:p>-22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-19" calcext:value-type="float">
            <text:p>-1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-19" calcext:value-type="float">
            <text:p>-1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-20" calcext:value-type="float">
            <text:p>-2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-20" calcext:value-type="float">
            <text:p>-20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-29" calcext:value-type="float">
            <text:p>-29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-76" calcext:value-type="float">
            <text:p>-7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-76" calcext:value-type="float">
            <text:p>-7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-56" calcext:value-type="float">
            <text:p>-5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-58" calcext:value-type="float">
            <text:p>-5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-58" calcext:value-type="float">
            <text:p>-5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59" calcext:value-type="float">
            <text:p>-5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-59" calcext:value-type="float">
            <text:p>-5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-59" calcext:value-type="float">
            <text:p>-5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58" calcext:value-type="float">
            <text:p>-5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-58" calcext:value-type="float">
            <text:p>-58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-64" calcext:value-type="float">
            <text:p>-6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-64" calcext:value-type="float">
            <text:p>-6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-67" calcext:value-type="float">
            <text:p>-67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-70" calcext:value-type="float">
            <text:p>-7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-70" calcext:value-type="float">
            <text:p>-70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-68" calcext:value-type="float">
            <text:p>-68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-69" calcext:value-type="float">
            <text:p>-69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-64" calcext:value-type="float">
            <text:p>-64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-64" calcext:value-type="float">
            <text:p>-64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-63" calcext:value-type="float">
            <text:p>-6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-63" calcext:value-type="float">
            <text:p>-6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-61" calcext:value-type="float">
            <text:p>-6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-61" calcext:value-type="float">
            <text:p>-6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-65" calcext:value-type="float">
            <text:p>-6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-55" calcext:value-type="float">
            <text:p>-55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-55" calcext:value-type="float">
            <text:p>-55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-63" calcext:value-type="float">
            <text:p>-6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-62" calcext:value-type="float">
            <text:p>-6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-62" calcext:value-type="float">
            <text:p>-62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-58" calcext:value-type="float">
            <text:p>-58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-70" calcext:value-type="float">
            <text:p>-7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-70" calcext:value-type="float">
            <text:p>-7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-67" calcext:value-type="float">
            <text:p>-67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-63" calcext:value-type="float">
            <text:p>-63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-68" calcext:value-type="float">
            <text:p>-6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-68" calcext:value-type="float">
            <text:p>-68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-77" calcext:value-type="float">
            <text:p>-77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-28" calcext:value-type="float">
            <text:p>-2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-31" calcext:value-type="float">
            <text:p>-31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-20" calcext:value-type="float">
            <text:p>-2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-15" calcext:value-type="float">
            <text:p>-15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-17" calcext:value-type="float">
            <text:p>-17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-13" calcext:value-type="float">
            <text:p>-1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-68" calcext:value-type="float">
            <text:p>-6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-68" calcext:value-type="float">
            <text:p>-6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-20" calcext:value-type="float">
            <text:p>-2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-20" calcext:value-type="float">
            <text:p>-20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-13" calcext:value-type="float">
            <text:p>-13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-73" calcext:value-type="float">
            <text:p>-7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-73" calcext:value-type="float">
            <text:p>-7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-58" calcext:value-type="float">
            <text:p>-58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-61" calcext:value-type="float">
            <text:p>-6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-61" calcext:value-type="float">
            <text:p>-6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-57" calcext:value-type="float">
            <text:p>-57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-59" calcext:value-type="float">
            <text:p>-59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63" calcext:value-type="float">
            <text:p>-6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-58" calcext:value-type="float">
            <text:p>-5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-55" calcext:value-type="float">
            <text:p>-5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-52" calcext:value-type="float">
            <text:p>-5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-52" calcext:value-type="float">
            <text:p>-5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-57" calcext:value-type="float">
            <text:p>-5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-64" calcext:value-type="float">
            <text:p>-6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-64" calcext:value-type="float">
            <text:p>-6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-54" calcext:value-type="float">
            <text:p>-5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-18" calcext:value-type="float">
            <text:p>-18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-18" calcext:value-type="float">
            <text:p>-18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-33" calcext:value-type="float">
            <text:p>-3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-37" calcext:value-type="float">
            <text:p>-37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-27" calcext:value-type="float">
            <text:p>-27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-22" calcext:value-type="float">
            <text:p>-2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-22" calcext:value-type="float">
            <text:p>-22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-15" calcext:value-type="float">
            <text:p>-15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-11" calcext:value-type="float">
            <text:p>-11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-9" calcext:value-type="float">
            <text:p>-9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-11" calcext:value-type="float">
            <text:p>-1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9" calcext:value-type="float">
            <text:p>-1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-16" calcext:value-type="float">
            <text:p>-1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-21" calcext:value-type="float">
            <text:p>-2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-15" calcext:value-type="float">
            <text:p>-15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-22" calcext:value-type="float">
            <text:p>-22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-11" calcext:value-type="float">
            <text:p>-1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-29" calcext:value-type="float">
            <text:p>-2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-29" calcext:value-type="float">
            <text:p>-2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-15" calcext:value-type="float">
            <text:p>-15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-19" calcext:value-type="float">
            <text:p>-1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-12" calcext:value-type="float">
            <text:p>-1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-12" calcext:value-type="float">
            <text:p>-12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-15" calcext:value-type="float">
            <text:p>-15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-15" calcext:value-type="float">
            <text:p>-15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-16" calcext:value-type="float">
            <text:p>-16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-20" calcext:value-type="float">
            <text:p>-20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-63" calcext:value-type="float">
            <text:p>-6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-53" calcext:value-type="float">
            <text:p>-53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-54" calcext:value-type="float">
            <text:p>-5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-54" calcext:value-type="float">
            <text:p>-54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-48" calcext:value-type="float">
            <text:p>-48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-55" calcext:value-type="float">
            <text:p>-55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-49" calcext:value-type="float">
            <text:p>-4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-49" calcext:value-type="float">
            <text:p>-49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-47" calcext:value-type="float">
            <text:p>-4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-47" calcext:value-type="float">
            <text:p>-4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47" calcext:value-type="float">
            <text:p>-4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-55" calcext:value-type="float">
            <text:p>-55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-51" calcext:value-type="float">
            <text:p>-51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-54" calcext:value-type="float">
            <text:p>-5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-54" calcext:value-type="float">
            <text:p>-54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-57" calcext:value-type="float">
            <text:p>-5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-47" calcext:value-type="float">
            <text:p>-47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-49" calcext:value-type="float">
            <text:p>-49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-42" calcext:value-type="float">
            <text:p>-4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-42" calcext:value-type="float">
            <text:p>-42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-55" calcext:value-type="float">
            <text:p>-5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-55" calcext:value-type="float">
            <text:p>-55</text:p>
          </table:table-cell>
          <table:table-cell office:value-type="float" office:value="-789" calcext:value-type="float">
            <text:p>-789</text:p>
          </table:table-cell>
          <table:table-cell table:number-columns-repeated="6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-54" calcext:value-type="float">
            <text:p>-54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-43" calcext:value-type="float">
            <text:p>-43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44" calcext:value-type="float">
            <text:p>-4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-44" calcext:value-type="float">
            <text:p>-4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-51" calcext:value-type="float">
            <text:p>-51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-51" calcext:value-type="float">
            <text:p>-51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-49" calcext:value-type="float">
            <text:p>-4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-50" calcext:value-type="float">
            <text:p>-50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-46" calcext:value-type="float">
            <text:p>-46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-50" calcext:value-type="float">
            <text:p>-5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-52" calcext:value-type="float">
            <text:p>-5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-52" calcext:value-type="float">
            <text:p>-52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-50" calcext:value-type="float">
            <text:p>-5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-66" calcext:value-type="float">
            <text:p>-66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-54" calcext:value-type="float">
            <text:p>-54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-54" calcext:value-type="float">
            <text:p>-54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-67" calcext:value-type="float">
            <text:p>-6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-59" calcext:value-type="float">
            <text:p>-5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-59" calcext:value-type="float">
            <text:p>-5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-60" calcext:value-type="float">
            <text:p>-6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59" calcext:value-type="float">
            <text:p>-59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-59" calcext:value-type="float">
            <text:p>-59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-48" calcext:value-type="float">
            <text:p>-4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-53" calcext:value-type="float">
            <text:p>-53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-51" calcext:value-type="float">
            <text:p>-51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-54" calcext:value-type="float">
            <text:p>-5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-51" calcext:value-type="float">
            <text:p>-51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-48" calcext:value-type="float">
            <text:p>-4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-48" calcext:value-type="float">
            <text:p>-48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-49" calcext:value-type="float">
            <text:p>-49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-58" calcext:value-type="float">
            <text:p>-58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-48" calcext:value-type="float">
            <text:p>-4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-48" calcext:value-type="float">
            <text:p>-4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-49" calcext:value-type="float">
            <text:p>-4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-54" calcext:value-type="float">
            <text:p>-54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-54" calcext:value-type="float">
            <text:p>-5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-54" calcext:value-type="float">
            <text:p>-54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-50" calcext:value-type="float">
            <text:p>-5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-50" calcext:value-type="float">
            <text:p>-50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-53" calcext:value-type="float">
            <text:p>-53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-56" calcext:value-type="float">
            <text:p>-56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-56" calcext:value-type="float">
            <text:p>-56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-54" calcext:value-type="float">
            <text:p>-54</text:p>
          </table:table-cell>
          <table:table-cell office:value-type="float" office:value="-793" calcext:value-type="float">
            <text:p>-793</text:p>
          </table:table-cell>
          <table:table-cell table:number-columns-repeated="6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-51" calcext:value-type="float">
            <text:p>-5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-51" calcext:value-type="float">
            <text:p>-51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-53" calcext:value-type="float">
            <text:p>-53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-51" calcext:value-type="float">
            <text:p>-51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-51" calcext:value-type="float">
            <text:p>-51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-51" calcext:value-type="float">
            <text:p>-51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-55" calcext:value-type="float">
            <text:p>-55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-53" calcext:value-type="float">
            <text:p>-53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-46" calcext:value-type="float">
            <text:p>-4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-46" calcext:value-type="float">
            <text:p>-46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-53" calcext:value-type="float">
            <text:p>-53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-50" calcext:value-type="float">
            <text:p>-50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-20" calcext:value-type="float">
            <text:p>-2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-27" calcext:value-type="float">
            <text:p>-2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-30" calcext:value-type="float">
            <text:p>-3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-38" calcext:value-type="float">
            <text:p>-3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-38" calcext:value-type="float">
            <text:p>-3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-65" calcext:value-type="float">
            <text:p>-65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-45" calcext:value-type="float">
            <text:p>-45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45" calcext:value-type="float">
            <text:p>-45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-14" calcext:value-type="float">
            <text:p>-1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-14" calcext:value-type="float">
            <text:p>-14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-14" calcext:value-type="float">
            <text:p>-14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-18" calcext:value-type="float">
            <text:p>-1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16" calcext:value-type="float">
            <text:p>-16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-21" calcext:value-type="float">
            <text:p>-21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-10" calcext:value-type="float">
            <text:p>-1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-26" calcext:value-type="float">
            <text:p>-2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26" calcext:value-type="float">
            <text:p>-2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-20" calcext:value-type="float">
            <text:p>-2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float" office:value="-23" calcext:value-type="float">
            <text:p>-23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-19" calcext:value-type="float">
            <text:p>-19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-19" calcext:value-type="float">
            <text:p>-19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-23" calcext:value-type="float">
            <text:p>-2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-23" calcext:value-type="float">
            <text:p>-23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-11" calcext:value-type="float">
            <text:p>-1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-22" calcext:value-type="float">
            <text:p>-2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-12" calcext:value-type="float">
            <text:p>-1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-29" calcext:value-type="float">
            <text:p>-2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float" office:value="-29" calcext:value-type="float">
            <text:p>-2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-53" calcext:value-type="float">
            <text:p>-5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-53" calcext:value-type="float">
            <text:p>-53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-14" calcext:value-type="float">
            <text:p>-14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-16" calcext:value-type="float">
            <text:p>-16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-16" calcext:value-type="float">
            <text:p>-16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-6" calcext:value-type="float">
            <text:p>-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-19" calcext:value-type="float">
            <text:p>-19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-19" calcext:value-type="float">
            <text:p>-19</text:p>
          </table:table-cell>
          <table:table-cell office:value-type="float" office:value="-751" calcext:value-type="float">
            <text:p>-751</text:p>
          </table:table-cell>
          <table:table-cell table:number-columns-repeated="6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float" office:value="-20" calcext:value-type="float">
            <text:p>-20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-12" calcext:value-type="float">
            <text:p>-1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-29" calcext:value-type="float">
            <text:p>-29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-29" calcext:value-type="float">
            <text:p>-29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float" office:value="-38" calcext:value-type="float">
            <text:p>-38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float" office:value="-41" calcext:value-type="float">
            <text:p>-41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-30" calcext:value-type="float">
            <text:p>-30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-36" calcext:value-type="float">
            <text:p>-3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-55" calcext:value-type="float">
            <text:p>-55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-55" calcext:value-type="float">
            <text:p>-55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-55" calcext:value-type="float">
            <text:p>-55</text:p>
          </table:table-cell>
          <table:table-cell office:value-type="float" office:value="-757" calcext:value-type="float">
            <text:p>-757</text:p>
          </table:table-cell>
          <table:table-cell table:number-columns-repeated="6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-15" calcext:value-type="float">
            <text:p>-15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-17" calcext:value-type="float">
            <text:p>-17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-13" calcext:value-type="float">
            <text:p>-13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-13" calcext:value-type="float">
            <text:p>-13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-11" calcext:value-type="float">
            <text:p>-1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-13" calcext:value-type="float">
            <text:p>-13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-13" calcext:value-type="float">
            <text:p>-13</text:p>
          </table:table-cell>
          <table:table-cell office:value-type="float" office:value="-755" calcext:value-type="float">
            <text:p>-755</text:p>
          </table:table-cell>
          <table:table-cell table:number-columns-repeated="6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-11" calcext:value-type="float">
            <text:p>-1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-16" calcext:value-type="float">
            <text:p>-1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-16" calcext:value-type="float">
            <text:p>-16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-23" calcext:value-type="float">
            <text:p>-23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-19" calcext:value-type="float">
            <text:p>-19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-19" calcext:value-type="float">
            <text:p>-1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-11" calcext:value-type="float">
            <text:p>-1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-13" calcext:value-type="float">
            <text:p>-1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-10" calcext:value-type="float">
            <text:p>-10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-24" calcext:value-type="float">
            <text:p>-2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-23" calcext:value-type="float">
            <text:p>-23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-18" calcext:value-type="float">
            <text:p>-18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float" office:value="-15" calcext:value-type="float">
            <text:p>-15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-14" calcext:value-type="float">
            <text:p>-1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-15" calcext:value-type="float">
            <text:p>-1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-12" calcext:value-type="float">
            <text:p>-1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-23" calcext:value-type="float">
            <text:p>-2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-17" calcext:value-type="float">
            <text:p>-1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-17" calcext:value-type="float">
            <text:p>-17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-14" calcext:value-type="float">
            <text:p>-1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-14" calcext:value-type="float">
            <text:p>-1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-18" calcext:value-type="float">
            <text:p>-18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-17" calcext:value-type="float">
            <text:p>-1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-14" calcext:value-type="float">
            <text:p>-14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-36" calcext:value-type="float">
            <text:p>-3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-36" calcext:value-type="float">
            <text:p>-3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-25" calcext:value-type="float">
            <text:p>-25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-28" calcext:value-type="float">
            <text:p>-2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-28" calcext:value-type="float">
            <text:p>-2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-17" calcext:value-type="float">
            <text:p>-17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-21" calcext:value-type="float">
            <text:p>-21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-13" calcext:value-type="float">
            <text:p>-1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-13" calcext:value-type="float">
            <text:p>-1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-14" calcext:value-type="float">
            <text:p>-1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-16" calcext:value-type="float">
            <text:p>-1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-19" calcext:value-type="float">
            <text:p>-19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-19" calcext:value-type="float">
            <text:p>-19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float" office:value="-68" calcext:value-type="float">
            <text:p>-6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-68" calcext:value-type="float">
            <text:p>-6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-18" calcext:value-type="float">
            <text:p>-18</text:p>
          </table:table-cell>
          <table:table-cell office:value-type="float" office:value="-759" calcext:value-type="float">
            <text:p>-759</text:p>
          </table:table-cell>
          <table:table-cell table:number-columns-repeated="6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-24" calcext:value-type="float">
            <text:p>-24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-24" calcext:value-type="float">
            <text:p>-24</text:p>
          </table:table-cell>
          <table:table-cell office:value-type="float" office:value="-760" calcext:value-type="float">
            <text:p>-760</text:p>
          </table:table-cell>
          <table:table-cell table:number-columns-repeated="6"/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-15" calcext:value-type="float">
            <text:p>-1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float" office:value="-13" calcext:value-type="float">
            <text:p>-13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-32" calcext:value-type="float">
            <text:p>-3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-32" calcext:value-type="float">
            <text:p>-3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-26" calcext:value-type="float">
            <text:p>-2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-14" calcext:value-type="float">
            <text:p>-1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-19" calcext:value-type="float">
            <text:p>-19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-25" calcext:value-type="float">
            <text:p>-25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-19" calcext:value-type="float">
            <text:p>-19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-14" calcext:value-type="float">
            <text:p>-1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-16" calcext:value-type="float">
            <text:p>-1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float" office:value="-20" calcext:value-type="float">
            <text:p>-20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float" office:value="-15" calcext:value-type="float">
            <text:p>-1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-26" calcext:value-type="float">
            <text:p>-2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-20" calcext:value-type="float">
            <text:p>-20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-21" calcext:value-type="float">
            <text:p>-2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-26" calcext:value-type="float">
            <text:p>-2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-26" calcext:value-type="float">
            <text:p>-2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-16" calcext:value-type="float">
            <text:p>-1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-18" calcext:value-type="float">
            <text:p>-1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-17" calcext:value-type="float">
            <text:p>-1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-17" calcext:value-type="float">
            <text:p>-1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float" office:value="-20" calcext:value-type="float">
            <text:p>-2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-18" calcext:value-type="float">
            <text:p>-1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-17" calcext:value-type="float">
            <text:p>-1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-21" calcext:value-type="float">
            <text:p>-2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-24" calcext:value-type="float">
            <text:p>-24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-18" calcext:value-type="float">
            <text:p>-1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-22" calcext:value-type="float">
            <text:p>-2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-60" calcext:value-type="float">
            <text:p>-6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float" office:value="-13" calcext:value-type="float">
            <text:p>-13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-14" calcext:value-type="float">
            <text:p>-14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-33" calcext:value-type="float">
            <text:p>-33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-25" calcext:value-type="float">
            <text:p>-2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-25" calcext:value-type="float">
            <text:p>-2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-14" calcext:value-type="float">
            <text:p>-1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-21" calcext:value-type="float">
            <text:p>-21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-22" calcext:value-type="float">
            <text:p>-22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-19" calcext:value-type="float">
            <text:p>-1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-22" calcext:value-type="float">
            <text:p>-2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float" office:value="-16" calcext:value-type="float">
            <text:p>-16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-6" calcext:value-type="float">
            <text:p>-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-42" calcext:value-type="float">
            <text:p>-4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-46" calcext:value-type="float">
            <text:p>-4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-46" calcext:value-type="float">
            <text:p>-46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-45" calcext:value-type="float">
            <text:p>-4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-33" calcext:value-type="float">
            <text:p>-3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-29" calcext:value-type="float">
            <text:p>-2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float" office:value="-29" calcext:value-type="float">
            <text:p>-2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-36" calcext:value-type="float">
            <text:p>-36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-27" calcext:value-type="float">
            <text:p>-2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-25" calcext:value-type="float">
            <text:p>-2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float" office:value="-46" calcext:value-type="float">
            <text:p>-4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-46" calcext:value-type="float">
            <text:p>-4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-50" calcext:value-type="float">
            <text:p>-50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-34" calcext:value-type="float">
            <text:p>-3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-34" calcext:value-type="float">
            <text:p>-34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-34" calcext:value-type="float">
            <text:p>-3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float" office:value="-34" calcext:value-type="float">
            <text:p>-3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-34" calcext:value-type="float">
            <text:p>-3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-37" calcext:value-type="float">
            <text:p>-3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-36" calcext:value-type="float">
            <text:p>-3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-31" calcext:value-type="float">
            <text:p>-31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-33" calcext:value-type="float">
            <text:p>-3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-45" calcext:value-type="float">
            <text:p>-4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-42" calcext:value-type="float">
            <text:p>-4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float" office:value="-42" calcext:value-type="float">
            <text:p>-4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-35" calcext:value-type="float">
            <text:p>-3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-34" calcext:value-type="float">
            <text:p>-34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float" office:value="-36" calcext:value-type="float">
            <text:p>-36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-34" calcext:value-type="float">
            <text:p>-34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float" office:value="-35" calcext:value-type="float">
            <text:p>-3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-35" calcext:value-type="float">
            <text:p>-35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-32" calcext:value-type="float">
            <text:p>-32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float" office:value="-38" calcext:value-type="float">
            <text:p>-3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-31" calcext:value-type="float">
            <text:p>-31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float" office:value="-29" calcext:value-type="float">
            <text:p>-29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float" office:value="-30" calcext:value-type="float">
            <text:p>-3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float" office:value="-26" calcext:value-type="float">
            <text:p>-26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-44" calcext:value-type="float">
            <text:p>-4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-44" calcext:value-type="float">
            <text:p>-4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float" office:value="-47" calcext:value-type="float">
            <text:p>-4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-35" calcext:value-type="float">
            <text:p>-3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-35" calcext:value-type="float">
            <text:p>-3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-30" calcext:value-type="float">
            <text:p>-3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float" office:value="-30" calcext:value-type="float">
            <text:p>-30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-38" calcext:value-type="float">
            <text:p>-3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-32" calcext:value-type="float">
            <text:p>-3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float" office:value="-32" calcext:value-type="float">
            <text:p>-32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float" office:value="-31" calcext:value-type="float">
            <text:p>-3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-39" calcext:value-type="float">
            <text:p>-3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-32" calcext:value-type="float">
            <text:p>-32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-33" calcext:value-type="float">
            <text:p>-3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-36" calcext:value-type="float">
            <text:p>-3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-24" calcext:value-type="float">
            <text:p>-2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-64" calcext:value-type="float">
            <text:p>-6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-64" calcext:value-type="float">
            <text:p>-64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-60" calcext:value-type="float">
            <text:p>-60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-29" calcext:value-type="float">
            <text:p>-29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float" office:value="-29" calcext:value-type="float">
            <text:p>-29</text:p>
          </table:table-cell>
          <table:table-cell office:value-type="float" office:value="-790" calcext:value-type="float">
            <text:p>-790</text:p>
          </table:table-cell>
          <table:table-cell table:number-columns-repeated="6"/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-13" calcext:value-type="float">
            <text:p>-1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-25" calcext:value-type="float">
            <text:p>-2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-25" calcext:value-type="float">
            <text:p>-2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float" office:value="-19" calcext:value-type="float">
            <text:p>-1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-20" calcext:value-type="float">
            <text:p>-2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-18" calcext:value-type="float">
            <text:p>-18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-18" calcext:value-type="float">
            <text:p>-1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-20" calcext:value-type="float">
            <text:p>-20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-22" calcext:value-type="float">
            <text:p>-2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-22" calcext:value-type="float">
            <text:p>-22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float" office:value="-22" calcext:value-type="float">
            <text:p>-22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-23" calcext:value-type="float">
            <text:p>-23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float" office:value="-23" calcext:value-type="float">
            <text:p>-2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-18" calcext:value-type="float">
            <text:p>-1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-24" calcext:value-type="float">
            <text:p>-2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float" office:value="-23" calcext:value-type="float">
            <text:p>-2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-14" calcext:value-type="float">
            <text:p>-1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-18" calcext:value-type="float">
            <text:p>-18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-21" calcext:value-type="float">
            <text:p>-2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-18" calcext:value-type="float">
            <text:p>-18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-19" calcext:value-type="float">
            <text:p>-19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-22" calcext:value-type="float">
            <text:p>-22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float" office:value="-16" calcext:value-type="float">
            <text:p>-1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-17" calcext:value-type="float">
            <text:p>-17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-14" calcext:value-type="float">
            <text:p>-14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-13" calcext:value-type="float">
            <text:p>-1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-17" calcext:value-type="float">
            <text:p>-1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-31" calcext:value-type="float">
            <text:p>-3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-29" calcext:value-type="float">
            <text:p>-29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-29" calcext:value-type="float">
            <text:p>-29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-20" calcext:value-type="float">
            <text:p>-20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-19" calcext:value-type="float">
            <text:p>-19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-86" calcext:value-type="float">
            <text:p>-8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-86" calcext:value-type="float">
            <text:p>-8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-26" calcext:value-type="float">
            <text:p>-26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-54" calcext:value-type="float">
            <text:p>-5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-54" calcext:value-type="float">
            <text:p>-54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float" office:value="-15" calcext:value-type="float">
            <text:p>-15</text:p>
          </table:table-cell>
          <table:table-cell office:value-type="float" office:value="-787" calcext:value-type="float">
            <text:p>-787</text:p>
          </table:table-cell>
          <table:table-cell table:number-columns-repeated="6"/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float" office:value="-17" calcext:value-type="float">
            <text:p>-17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-17" calcext:value-type="float">
            <text:p>-17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-19" calcext:value-type="float">
            <text:p>-19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float" office:value="-21" calcext:value-type="float">
            <text:p>-21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-17" calcext:value-type="float">
            <text:p>-1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-35" calcext:value-type="float">
            <text:p>-3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-39" calcext:value-type="float">
            <text:p>-3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-39" calcext:value-type="float">
            <text:p>-3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-31" calcext:value-type="float">
            <text:p>-31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float" office:value="-25" calcext:value-type="float">
            <text:p>-25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-21" calcext:value-type="float">
            <text:p>-2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-20" calcext:value-type="float">
            <text:p>-20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-25" calcext:value-type="float">
            <text:p>-25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-34" calcext:value-type="float">
            <text:p>-3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float" office:value="-33" calcext:value-type="float">
            <text:p>-33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-35" calcext:value-type="float">
            <text:p>-3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-29" calcext:value-type="float">
            <text:p>-29</text:p>
          </table:table-cell>
          <table:table-cell office:value-type="float" office:value="-783" calcext:value-type="float">
            <text:p>-783</text:p>
          </table:table-cell>
          <table:table-cell table:number-columns-repeated="6"/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float" office:value="-39" calcext:value-type="float">
            <text:p>-3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-39" calcext:value-type="float">
            <text:p>-3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-61" calcext:value-type="float">
            <text:p>-6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-17" calcext:value-type="float">
            <text:p>-17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-17" calcext:value-type="float">
            <text:p>-17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-13" calcext:value-type="float">
            <text:p>-1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float" office:value="-13" calcext:value-type="float">
            <text:p>-13</text:p>
          </table:table-cell>
          <table:table-cell office:value-type="float" office:value="-765" calcext:value-type="float">
            <text:p>-765</text:p>
          </table:table-cell>
          <table:table-cell table:number-columns-repeated="6"/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float" office:value="-12" calcext:value-type="float">
            <text:p>-12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-21" calcext:value-type="float">
            <text:p>-2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-38" calcext:value-type="float">
            <text:p>-3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-35" calcext:value-type="float">
            <text:p>-3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-17" calcext:value-type="float">
            <text:p>-1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-22" calcext:value-type="float">
            <text:p>-22</text:p>
          </table:table-cell>
          <table:table-cell office:value-type="float" office:value="-763" calcext:value-type="float">
            <text:p>-763</text:p>
          </table:table-cell>
          <table:table-cell table:number-columns-repeated="6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-16" calcext:value-type="float">
            <text:p>-1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-24" calcext:value-type="float">
            <text:p>-2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-20" calcext:value-type="float">
            <text:p>-20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-23" calcext:value-type="float">
            <text:p>-23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float" office:value="-25" calcext:value-type="float">
            <text:p>-25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-18" calcext:value-type="float">
            <text:p>-18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-17" calcext:value-type="float">
            <text:p>-17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-15" calcext:value-type="float">
            <text:p>-15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float" office:value="-21" calcext:value-type="float">
            <text:p>-21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-16" calcext:value-type="float">
            <text:p>-1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-32" calcext:value-type="float">
            <text:p>-3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-29" calcext:value-type="float">
            <text:p>-29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-19" calcext:value-type="float">
            <text:p>-19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float" office:value="-26" calcext:value-type="float">
            <text:p>-26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-22" calcext:value-type="float">
            <text:p>-2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-27" calcext:value-type="float">
            <text:p>-27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-26" calcext:value-type="float">
            <text:p>-26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-22" calcext:value-type="float">
            <text:p>-22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-27" calcext:value-type="float">
            <text:p>-2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594" calcext:value-type="float">
            <text:p>4594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-19" calcext:value-type="float">
            <text:p>-19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-18" calcext:value-type="float">
            <text:p>-18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599" calcext:value-type="float">
            <text:p>4599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-17" calcext:value-type="float">
            <text:p>-17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-24" calcext:value-type="float">
            <text:p>-24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-21" calcext:value-type="float">
            <text:p>-21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-26" calcext:value-type="float">
            <text:p>-26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16" calcext:value-type="float">
            <text:p>4616</text:p>
          </table:table-cell>
          <table:table-cell office:value-type="float" office:value="-26" calcext:value-type="float">
            <text:p>-26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-24" calcext:value-type="float">
            <text:p>-24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-15" calcext:value-type="float">
            <text:p>-15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-19" calcext:value-type="float">
            <text:p>-19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-12" calcext:value-type="float">
            <text:p>-12</text:p>
          </table:table-cell>
          <table:table-cell office:value-type="float" office:value="-779" calcext:value-type="float">
            <text:p>-779</text:p>
          </table:table-cell>
          <table:table-cell table:number-columns-repeated="6"/>
        </table:table-row>
        <table:table-row table:style-name="ro1">
          <table:table-cell office:value-type="float" office:value="4627" calcext:value-type="float">
            <text:p>4627</text:p>
          </table:table-cell>
          <table:table-cell office:value-type="float" office:value="-44" calcext:value-type="float">
            <text:p>-4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-44" calcext:value-type="float">
            <text:p>-44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1" calcext:value-type="float">
            <text:p>4631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-36" calcext:value-type="float">
            <text:p>-3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35" calcext:value-type="float">
            <text:p>4635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-20" calcext:value-type="float">
            <text:p>-2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-20" calcext:value-type="float">
            <text:p>-2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-23" calcext:value-type="float">
            <text:p>-23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float" office:value="-27" calcext:value-type="float">
            <text:p>-27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-26" calcext:value-type="float">
            <text:p>-2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-26" calcext:value-type="float">
            <text:p>-26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-21" calcext:value-type="float">
            <text:p>-21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-16" calcext:value-type="float">
            <text:p>-16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-23" calcext:value-type="float">
            <text:p>-23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-20" calcext:value-type="float">
            <text:p>-2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-21" calcext:value-type="float">
            <text:p>-2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-26" calcext:value-type="float">
            <text:p>-2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-26" calcext:value-type="float">
            <text:p>-26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-22" calcext:value-type="float">
            <text:p>-22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float" office:value="-23" calcext:value-type="float">
            <text:p>-23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-27" calcext:value-type="float">
            <text:p>-27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-18" calcext:value-type="float">
            <text:p>-18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-24" calcext:value-type="float">
            <text:p>-2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-23" calcext:value-type="float">
            <text:p>-23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-30" calcext:value-type="float">
            <text:p>-3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-24" calcext:value-type="float">
            <text:p>-2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float" office:value="-77" calcext:value-type="float">
            <text:p>-77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float" office:value="-76" calcext:value-type="float">
            <text:p>-7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-76" calcext:value-type="float">
            <text:p>-76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-70" calcext:value-type="float">
            <text:p>-70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-70" calcext:value-type="float">
            <text:p>-7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-70" calcext:value-type="float">
            <text:p>-70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-66" calcext:value-type="float">
            <text:p>-66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-67" calcext:value-type="float">
            <text:p>-6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-67" calcext:value-type="float">
            <text:p>-6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float" office:value="-74" calcext:value-type="float">
            <text:p>-74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85" calcext:value-type="float">
            <text:p>-8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-85" calcext:value-type="float">
            <text:p>-8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float" office:value="-31" calcext:value-type="float">
            <text:p>-31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float" office:value="-29" calcext:value-type="float">
            <text:p>-2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-29" calcext:value-type="float">
            <text:p>-29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-32" calcext:value-type="float">
            <text:p>-32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-28" calcext:value-type="float">
            <text:p>-2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-28" calcext:value-type="float">
            <text:p>-28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float" office:value="-33" calcext:value-type="float">
            <text:p>-33</text:p>
          </table:table-cell>
          <table:table-cell office:value-type="float" office:value="-767" calcext:value-type="float">
            <text:p>-767</text:p>
          </table:table-cell>
          <table:table-cell table:number-columns-repeated="6"/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17" calcext:value-type="float">
            <text:p>4717</text:p>
          </table:table-cell>
          <table:table-cell office:value-type="float" office:value="-38" calcext:value-type="float">
            <text:p>-38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-34" calcext:value-type="float">
            <text:p>-34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-34" calcext:value-type="float">
            <text:p>-34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-32" calcext:value-type="float">
            <text:p>-32</text:p>
          </table:table-cell>
          <table:table-cell office:value-type="float" office:value="-776" calcext:value-type="float">
            <text:p>-776</text:p>
          </table:table-cell>
          <table:table-cell table:number-columns-repeated="6"/>
        </table:table-row>
        <table:table-row table:style-name="ro1">
          <table:table-cell office:value-type="float" office:value="4728" calcext:value-type="float">
            <text:p>4728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-38" calcext:value-type="float">
            <text:p>-38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32" calcext:value-type="float">
            <text:p>4732</text:p>
          </table:table-cell>
          <table:table-cell office:value-type="float" office:value="-37" calcext:value-type="float">
            <text:p>-37</text:p>
          </table:table-cell>
          <table:table-cell office:value-type="float" office:value="-775" calcext:value-type="float">
            <text:p>-775</text:p>
          </table:table-cell>
          <table:table-cell table:number-columns-repeated="6"/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-38" calcext:value-type="float">
            <text:p>-38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37" calcext:value-type="float">
            <text:p>4737</text:p>
          </table:table-cell>
          <table:table-cell office:value-type="float" office:value="-31" calcext:value-type="float">
            <text:p>-31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38" calcext:value-type="float">
            <text:p>4738</text:p>
          </table:table-cell>
          <table:table-cell office:value-type="float" office:value="-78" calcext:value-type="float">
            <text:p>-7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-78" calcext:value-type="float">
            <text:p>-78</text:p>
          </table:table-cell>
          <table:table-cell office:value-type="float" office:value="-785" calcext:value-type="float">
            <text:p>-785</text:p>
          </table:table-cell>
          <table:table-cell table:number-columns-repeated="6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-28" calcext:value-type="float">
            <text:p>-28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-28" calcext:value-type="float">
            <text:p>-28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-25" calcext:value-type="float">
            <text:p>-25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-30" calcext:value-type="float">
            <text:p>-30</text:p>
          </table:table-cell>
          <table:table-cell office:value-type="float" office:value="-769" calcext:value-type="float">
            <text:p>-769</text:p>
          </table:table-cell>
          <table:table-cell table:number-columns-repeated="6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float" office:value="-33" calcext:value-type="float">
            <text:p>-33</text:p>
          </table:table-cell>
          <table:table-cell office:value-type="float" office:value="-772" calcext:value-type="float">
            <text:p>-772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-31" calcext:value-type="float">
            <text:p>-3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-31" calcext:value-type="float">
            <text:p>-31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float" office:value="-24" calcext:value-type="float">
            <text:p>-24</text:p>
          </table:table-cell>
          <table:table-cell office:value-type="float" office:value="-774" calcext:value-type="float">
            <text:p>-774</text:p>
          </table:table-cell>
          <table:table-cell table:number-columns-repeated="6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-32" calcext:value-type="float">
            <text:p>-3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-32" calcext:value-type="float">
            <text:p>-32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-40" calcext:value-type="float">
            <text:p>-40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-31" calcext:value-type="float">
            <text:p>-31</text:p>
          </table:table-cell>
          <table:table-cell office:value-type="float" office:value="-768" calcext:value-type="float">
            <text:p>-768</text:p>
          </table:table-cell>
          <table:table-cell table:number-columns-repeated="6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-29" calcext:value-type="float">
            <text:p>-2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-29" calcext:value-type="float">
            <text:p>-29</text:p>
          </table:table-cell>
          <table:table-cell office:value-type="float" office:value="-771" calcext:value-type="float">
            <text:p>-771</text:p>
          </table:table-cell>
          <table:table-cell table:number-columns-repeated="6"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-30" calcext:value-type="float">
            <text:p>-30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-30" calcext:value-type="float">
            <text:p>-30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74" calcext:value-type="float">
            <text:p>4774</text:p>
          </table:table-cell>
          <table:table-cell office:value-type="float" office:value="-30" calcext:value-type="float">
            <text:p>-30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-34" calcext:value-type="float">
            <text:p>-34</text:p>
          </table:table-cell>
          <table:table-cell office:value-type="float" office:value="-764" calcext:value-type="float">
            <text:p>-764</text:p>
          </table:table-cell>
          <table:table-cell table:number-columns-repeated="6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-31" calcext:value-type="float">
            <text:p>-3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-31" calcext:value-type="float">
            <text:p>-31</text:p>
          </table:table-cell>
          <table:table-cell office:value-type="float" office:value="-766" calcext:value-type="float">
            <text:p>-766</text:p>
          </table:table-cell>
          <table:table-cell table:number-columns-repeated="6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-29" calcext:value-type="float">
            <text:p>-29</text:p>
          </table:table-cell>
          <table:table-cell office:value-type="float" office:value="-770" calcext:value-type="float">
            <text:p>-770</text:p>
          </table:table-cell>
          <table:table-cell table:number-columns-repeated="6"/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-67" calcext:value-type="float">
            <text:p>-6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-67" calcext:value-type="float">
            <text:p>-67</text:p>
          </table:table-cell>
          <table:table-cell office:value-type="float" office:value="-762" calcext:value-type="float">
            <text:p>-762</text:p>
          </table:table-cell>
          <table:table-cell table:number-columns-repeated="6"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-30" calcext:value-type="float">
            <text:p>-30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-35" calcext:value-type="float">
            <text:p>-35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-37" calcext:value-type="float">
            <text:p>-3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792" calcext:value-type="float">
            <text:p>4792</text:p>
          </table:table-cell>
          <table:table-cell office:value-type="float" office:value="-37" calcext:value-type="float">
            <text:p>-37</text:p>
          </table:table-cell>
          <table:table-cell office:value-type="float" office:value="-777" calcext:value-type="float">
            <text:p>-777</text:p>
          </table:table-cell>
          <table:table-cell table:number-columns-repeated="6"/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794" calcext:value-type="float">
            <text:p>4794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795" calcext:value-type="float">
            <text:p>4795</text:p>
          </table:table-cell>
          <table:table-cell office:value-type="float" office:value="-33" calcext:value-type="float">
            <text:p>-33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-35" calcext:value-type="float">
            <text:p>-3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-35" calcext:value-type="float">
            <text:p>-35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35" calcext:value-type="float">
            <text:p>-35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-32" calcext:value-type="float">
            <text:p>-32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float" office:value="-32" calcext:value-type="float">
            <text:p>-32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803" calcext:value-type="float">
            <text:p>4803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805" calcext:value-type="float">
            <text:p>4805</text:p>
          </table:table-cell>
          <table:table-cell office:value-type="float" office:value="-33" calcext:value-type="float">
            <text:p>-33</text:p>
          </table:table-cell>
          <table:table-cell office:value-type="float" office:value="-782" calcext:value-type="float">
            <text:p>-782</text:p>
          </table:table-cell>
          <table:table-cell table:number-columns-repeated="6"/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-41" calcext:value-type="float">
            <text:p>-4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-41" calcext:value-type="float">
            <text:p>-41</text:p>
          </table:table-cell>
          <table:table-cell office:value-type="float" office:value="-780" calcext:value-type="float">
            <text:p>-780</text:p>
          </table:table-cell>
          <table:table-cell table:number-columns-repeated="6"/>
        </table:table-row>
        <table:table-row table:style-name="ro1">
          <table:table-cell office:value-type="float" office:value="4808" calcext:value-type="float">
            <text:p>4808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-45" calcext:value-type="float">
            <text:p>-45</text:p>
          </table:table-cell>
          <table:table-cell office:value-type="float" office:value="-784" calcext:value-type="float">
            <text:p>-784</text:p>
          </table:table-cell>
          <table:table-cell table:number-columns-repeated="6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-50" calcext:value-type="float">
            <text:p>-50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-50" calcext:value-type="float">
            <text:p>-50</text:p>
          </table:table-cell>
          <table:table-cell office:value-type="float" office:value="-781" calcext:value-type="float">
            <text:p>-781</text:p>
          </table:table-cell>
          <table:table-cell table:number-columns-repeated="6"/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-37" calcext:value-type="float">
            <text:p>-37</text:p>
          </table:table-cell>
          <table:table-cell office:value-type="float" office:value="-778" calcext:value-type="float">
            <text:p>-778</text:p>
          </table:table-cell>
          <table:table-cell table:number-columns-repeated="6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-37" calcext:value-type="float">
            <text:p>-37</text:p>
          </table:table-cell>
          <table:table-cell office:value-type="float" office:value="-773" calcext:value-type="float">
            <text:p>-773</text:p>
          </table:table-cell>
          <table:table-cell table:number-columns-repeated="6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6"/>
        </table:table-row>
        <table:table-row table:style-name="ro1">
          <table:table-cell office:value-type="float" office:value="4819" calcext:value-type="float">
            <text:p>4819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6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-45" calcext:value-type="float">
            <text:p>-45</text:p>
          </table:table-cell>
          <table:table-cell office:value-type="float" office:value="-747" calcext:value-type="float">
            <text:p>-747</text:p>
          </table:table-cell>
          <table:table-cell table:number-columns-repeated="6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-25" calcext:value-type="float">
            <text:p>-25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-25" calcext:value-type="float">
            <text:p>-25</text:p>
          </table:table-cell>
          <table:table-cell office:value-type="float" office:value="-761" calcext:value-type="float">
            <text:p>-761</text:p>
          </table:table-cell>
          <table:table-cell table:number-columns-repeated="6"/>
        </table:table-row>
        <table:table-row table:style-name="ro1">
          <table:table-cell office:value-type="float" office:value="4823" calcext:value-type="float">
            <text:p>4823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-21" calcext:value-type="float">
            <text:p>-21</text:p>
          </table:table-cell>
          <table:table-cell office:value-type="float" office:value="-756" calcext:value-type="float">
            <text:p>-756</text:p>
          </table:table-cell>
          <table:table-cell table:number-columns-repeated="6"/>
        </table:table-row>
        <table:table-row table:style-name="ro1">
          <table:table-cell office:value-type="float" office:value="4826" calcext:value-type="float">
            <text:p>4826</text:p>
          </table:table-cell>
          <table:table-cell office:value-type="float" office:value="-54" calcext:value-type="float">
            <text:p>-5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27" calcext:value-type="float">
            <text:p>4827</text:p>
          </table:table-cell>
          <table:table-cell office:value-type="float" office:value="-54" calcext:value-type="float">
            <text:p>-54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-58" calcext:value-type="float">
            <text:p>-58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833" calcext:value-type="float">
            <text:p>4833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-55" calcext:value-type="float">
            <text:p>-55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837" calcext:value-type="float">
            <text:p>4837</text:p>
          </table:table-cell>
          <table:table-cell office:value-type="float" office:value="-55" calcext:value-type="float">
            <text:p>-55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61" calcext:value-type="float">
            <text:p>-61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float" office:value="-52" calcext:value-type="float">
            <text:p>-52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-52" calcext:value-type="float">
            <text:p>-52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5" calcext:value-type="float">
            <text:p>4845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6" calcext:value-type="float">
            <text:p>4846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7" calcext:value-type="float">
            <text:p>4847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8" calcext:value-type="float">
            <text:p>484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-75" calcext:value-type="float">
            <text:p>-75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75" calcext:value-type="float">
            <text:p>-75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-68" calcext:value-type="float">
            <text:p>-6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57" calcext:value-type="float">
            <text:p>4857</text:p>
          </table:table-cell>
          <table:table-cell office:value-type="float" office:value="-68" calcext:value-type="float">
            <text:p>-68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-62" calcext:value-type="float">
            <text:p>-62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-57" calcext:value-type="float">
            <text:p>-57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-57" calcext:value-type="float">
            <text:p>-57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float" office:value="-59" calcext:value-type="float">
            <text:p>-59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-61" calcext:value-type="float">
            <text:p>-61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-57" calcext:value-type="float">
            <text:p>-5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-57" calcext:value-type="float">
            <text:p>-57</text:p>
          </table:table-cell>
          <table:table-cell office:value-type="float" office:value="-786" calcext:value-type="float">
            <text:p>-786</text:p>
          </table:table-cell>
          <table:table-cell table:number-columns-repeated="6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-60" calcext:value-type="float">
            <text:p>-60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-61" calcext:value-type="float">
            <text:p>-61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-61" calcext:value-type="float">
            <text:p>-61</text:p>
          </table:table-cell>
          <table:table-cell office:value-type="float" office:value="-791" calcext:value-type="float">
            <text:p>-791</text:p>
          </table:table-cell>
          <table:table-cell table:number-columns-repeated="6"/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-57" calcext:value-type="float">
            <text:p>-57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-59" calcext:value-type="float">
            <text:p>-59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86" calcext:value-type="float">
            <text:p>4886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891" calcext:value-type="float">
            <text:p>4891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92" calcext:value-type="float">
            <text:p>4892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float" office:value="-59" calcext:value-type="float">
            <text:p>-59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float" office:value="-53" calcext:value-type="float">
            <text:p>-53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-53" calcext:value-type="float">
            <text:p>-53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-58" calcext:value-type="float">
            <text:p>-5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58" calcext:value-type="float">
            <text:p>-58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-60" calcext:value-type="float">
            <text:p>-60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float" office:value="-57" calcext:value-type="float">
            <text:p>-57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07" calcext:value-type="float">
            <text:p>4907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-66" calcext:value-type="float">
            <text:p>-6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-66" calcext:value-type="float">
            <text:p>-66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-72" calcext:value-type="float">
            <text:p>-72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-70" calcext:value-type="float">
            <text:p>-70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-70" calcext:value-type="float">
            <text:p>-70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float" office:value="-61" calcext:value-type="float">
            <text:p>-61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21" calcext:value-type="float">
            <text:p>4921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-65" calcext:value-type="float">
            <text:p>-65</text:p>
          </table:table-cell>
          <table:table-cell office:value-type="float" office:value="-792" calcext:value-type="float">
            <text:p>-792</text:p>
          </table:table-cell>
          <table:table-cell table:number-columns-repeated="6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-55" calcext:value-type="float">
            <text:p>-55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-59" calcext:value-type="float">
            <text:p>-59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-56" calcext:value-type="float">
            <text:p>-56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-56" calcext:value-type="float">
            <text:p>-56</text:p>
          </table:table-cell>
          <table:table-cell office:value-type="float" office:value="-801" calcext:value-type="float">
            <text:p>-801</text:p>
          </table:table-cell>
          <table:table-cell table:number-columns-repeated="6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-61" calcext:value-type="float">
            <text:p>-61</text:p>
          </table:table-cell>
          <table:table-cell office:value-type="float" office:value="-796" calcext:value-type="float">
            <text:p>-796</text:p>
          </table:table-cell>
          <table:table-cell table:number-columns-repeated="6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-58" calcext:value-type="float">
            <text:p>-58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-63" calcext:value-type="float">
            <text:p>-6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-60" calcext:value-type="float">
            <text:p>-60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-57" calcext:value-type="float">
            <text:p>-57</text:p>
          </table:table-cell>
          <table:table-cell office:value-type="float" office:value="-795" calcext:value-type="float">
            <text:p>-795</text:p>
          </table:table-cell>
          <table:table-cell table:number-columns-repeated="6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-62" calcext:value-type="float">
            <text:p>-62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-62" calcext:value-type="float">
            <text:p>-62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-53" calcext:value-type="float">
            <text:p>-53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52" calcext:value-type="float">
            <text:p>4952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-55" calcext:value-type="float">
            <text:p>-55</text:p>
          </table:table-cell>
          <table:table-cell office:value-type="float" office:value="-802" calcext:value-type="float">
            <text:p>-802</text:p>
          </table:table-cell>
          <table:table-cell table:number-columns-repeated="6"/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-57" calcext:value-type="float">
            <text:p>-57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-58" calcext:value-type="float">
            <text:p>-58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-70" calcext:value-type="float">
            <text:p>-7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63" calcext:value-type="float">
            <text:p>4963</text:p>
          </table:table-cell>
          <table:table-cell office:value-type="float" office:value="-70" calcext:value-type="float">
            <text:p>-70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float" office:value="-64" calcext:value-type="float">
            <text:p>-64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-65" calcext:value-type="float">
            <text:p>-65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-65" calcext:value-type="float">
            <text:p>-65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-55" calcext:value-type="float">
            <text:p>-55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-56" calcext:value-type="float">
            <text:p>-56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-59" calcext:value-type="float">
            <text:p>-59</text:p>
          </table:table-cell>
          <table:table-cell office:value-type="float" office:value="-788" calcext:value-type="float">
            <text:p>-788</text:p>
          </table:table-cell>
          <table:table-cell table:number-columns-repeated="6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81" calcext:value-type="float">
            <text:p>4981</text:p>
          </table:table-cell>
          <table:table-cell office:value-type="float" office:value="-58" calcext:value-type="float">
            <text:p>-58</text:p>
          </table:table-cell>
          <table:table-cell office:value-type="float" office:value="-794" calcext:value-type="float">
            <text:p>-794</text:p>
          </table:table-cell>
          <table:table-cell table:number-columns-repeated="6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-56" calcext:value-type="float">
            <text:p>-56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-56" calcext:value-type="float">
            <text:p>-56</text:p>
          </table:table-cell>
          <table:table-cell office:value-type="float" office:value="-799" calcext:value-type="float">
            <text:p>-799</text:p>
          </table:table-cell>
          <table:table-cell table:number-columns-repeated="6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-53" calcext:value-type="float">
            <text:p>-53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88" calcext:value-type="float">
            <text:p>4988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89" calcext:value-type="float">
            <text:p>4989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91" calcext:value-type="float">
            <text:p>4991</text:p>
          </table:table-cell>
          <table:table-cell office:value-type="float" office:value="-62" calcext:value-type="float">
            <text:p>-62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-54" calcext:value-type="float">
            <text:p>-54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57" calcext:value-type="float">
            <text:p>-57</text:p>
          </table:table-cell>
          <table:table-cell office:value-type="float" office:value="-797" calcext:value-type="float">
            <text:p>-797</text:p>
          </table:table-cell>
          <table:table-cell table:number-columns-repeated="6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float" office:value="-52" calcext:value-type="float">
            <text:p>-52</text:p>
          </table:table-cell>
          <table:table-cell office:value-type="float" office:value="-800" calcext:value-type="float">
            <text:p>-800</text:p>
          </table:table-cell>
          <table:table-cell table:number-columns-repeated="6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56" calcext:value-type="float">
            <text:p>-56</text:p>
          </table:table-cell>
          <table:table-cell office:value-type="float" office:value="-798" calcext:value-type="float">
            <text:p>-798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I2:Sheet1.I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0:59:48.2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20:36:37.505000000</meta:creation-date>
    <dc:date>2014-11-28T11:41:27.314000000</dc:date>
    <meta:editing-duration>PT2H10M26S</meta:editing-duration>
    <meta:editing-cycles>16</meta:editing-cycles>
    <meta:generator>LibreOffice/4.3.2.2$Windows_x86 LibreOffice_project/edfb5295ba211bd31ad47d0bad0118690f76407d</meta:generator>
    <meta:document-statistic meta:table-count="1" meta:cell-count="15074" meta:object-count="0"/>
  </office:meta>
</office:document-meta>
</file>